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6pt" officeooo:paragraph-rsid="001ec6ab" style:font-name-asian="ＭＳ ゴシック" style:font-size-asian="6pt" style:font-size-complex="6pt"/>
    </style:style>
    <style:style style:name="P2" style:family="paragraph" style:parent-style-name="Standard">
      <style:text-properties style:font-name="Consolas" fo:font-size="6pt" officeooo:rsid="002b9168" officeooo:paragraph-rsid="002b9168" style:font-name-asian="ＭＳ ゴシック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Consolas" fo:font-size="12pt" officeooo:paragraph-rsid="000cd3b5" style:font-name-asian="ＭＳ ゴシック" style:font-size-asian="12pt"/>
    </style:style>
    <style:style style:name="P4" style:family="paragraph" style:parent-style-name="Standard">
      <style:text-properties officeooo:paragraph-rsid="000bd386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0e89d1" style:font-size-asian="6pt" style:font-size-complex="6pt"/>
    </style:style>
    <style:style style:name="T3" style:family="text">
      <style:text-properties fo:font-size="6pt" officeooo:rsid="001ec6ab" style:font-size-asian="6pt" style:font-size-complex="6pt"/>
    </style:style>
    <style:style style:name="T4" style:family="text">
      <style:text-properties fo:font-size="6pt" officeooo:rsid="000cd3b5" style:font-size-asian="6pt" style:font-size-complex="6pt"/>
    </style:style>
    <style:style style:name="T5" style:family="text">
      <style:text-properties style:font-name="Consolas" fo:font-size="12pt" style:font-name-asian="ＭＳ ゴシック" style:font-size-asian="12pt"/>
    </style:style>
    <style:style style:name="T6" style:family="text">
      <style:text-properties style:font-name="Consolas" fo:font-size="6pt" style:font-name-asian="ＭＳ ゴシック" style:font-size-asian="6pt" style:font-size-complex="6pt"/>
    </style:style>
    <style:style style:name="T7" style:family="text">
      <style:text-properties style:font-name="Consolas" fo:font-size="6pt" officeooo:rsid="002a55ae" style:font-name-asian="ＭＳ ゴシック" style:font-size-asian="6pt" style:font-size-complex="6pt"/>
    </style:style>
    <style:style style:name="T8" style:family="text">
      <style:text-properties style:font-name="Consolas" fo:font-size="6pt" style:text-underline-style="none" style:font-name-asian="ＭＳ ゴシック" style:font-size-asian="6pt" style:font-size-complex="6pt"/>
    </style:style>
    <style:style style:name="T9" style:family="text">
      <style:text-properties style:font-name="Consolas" fo:font-size="16pt" style:font-name-asian="ＭＳ ゴシック" style:font-size-asian="16pt" style:font-size-complex="16pt"/>
    </style:style>
    <style:style style:name="T10" style:family="text">
      <style:text-properties officeooo:rsid="001c504f"/>
    </style:style>
    <style:style style:name="T11" style:family="text">
      <style:text-properties officeooo:rsid="001ec6ab"/>
    </style:style>
    <style:style style:name="T12" style:family="text">
      <style:text-properties officeooo:rsid="0029e255"/>
    </style:style>
    <style:style style:name="T13" style:family="text">
      <style:text-properties officeooo:rsid="002b91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Programmer</text:p>
      <text:p text:style-name="P4"><text:span text:style-name="T9">Shota Munemoto</text:span><text:span text:style-name="T5"><text:line-break/></text:span><text:span text:style-name="T6">shota.munemoto@gmail.com<text:line-break/></text:span><text:span text:style-name="T8">https://shota-munemoto.github.io/</text:span></text:p>
      <text:p text:style-name="P1"/>
      <text:p text:style-name="P1">情報処理安全確保支援士試験合格</text:p>
      <text:p text:style-name="P1">情報セキュリティスペシャリスト<text:line-break/>ネットワークスペシャリスト</text:p>
      <text:p text:style-name="P1">データベーススペシャリスト</text:p>
      <text:p text:style-name="P2">応用情報技術者</text:p>
      <text:p text:style-name="P2">日商簿記検定2級<text:line-break/></text:p>
      <text:p text:style-name="P3"><text:span text:style-name="T4">0.</text:span><text:span text:style-name="T3">2</text:span><text:span text:style-name="T4">.</text:span><text:span text:style-name="T2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1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1cm" fo:page-height="5.5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06:14.965000000</meta:creation-date>
    <meta:editing-duration>PT1H12M27S</meta:editing-duration>
    <meta:editing-cycles>27</meta:editing-cycles>
    <meta:generator>LibreOffice/6.1.3.2$Windows_X86_64 LibreOffice_project/86daf60bf00efa86ad547e59e09d6bb77c699acb</meta:generator>
    <dc:title>名刺</dc:title>
    <dc:date>2018-12-23T22:15:12.282000000</dc:date>
    <meta:document-statistic meta:table-count="0" meta:image-count="0" meta:object-count="0" meta:page-count="1" meta:paragraph-count="8" meta:word-count="77" meta:character-count="161" meta:non-whitespace-character-count="156"/>
    <meta:template xlink:type="simple" xlink:actuate="onRequest" xlink:title="名刺" xlink:href="../../AppData/Roaming/LibreOffice/4/user/template/他のビジネスドキュメント/名刺1.ott" meta:date="2018-05-27T12:06:14.760000000"/>
  </office:meta>
</office:document-meta>
</file>